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210873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21a957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229ff2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240ff8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267445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26983e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26ebb1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rsid="001f93da" officeooo:paragraph-rsid="001f93da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rsid="0026ebb1" officeooo:paragraph-rsid="0026ebb1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21a957" officeooo:paragraph-rsid="0021a957" fo:background-color="#ffffff" style:font-name-asian="Times1" style:font-size-asian="12pt" style:font-style-asian="normal" style:font-weight-asian="normal" style:font-name-complex="Times1" style:font-size-complex="12pt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paragraph-rsid="002a5a8c" fo:background-color="#ffffff" style:font-name-asian="Times1" style:font-size-asian="12pt" style:font-style-asian="normal" style:font-weight-asian="normal" style:font-name-complex="Times1" style:font-size-complex="12pt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paragraph-rsid="002a8e2c" fo:background-color="#ffffff" style:font-name-asian="Times1" style:font-size-asian="12pt" style:font-style-asian="normal" style:font-weight-asian="normal" style:font-name-complex="Times1" style:font-size-complex="12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paragraph-rsid="002cb0b7" fo:background-color="#ffffff" style:font-name-asian="Times1" style:font-size-asian="12pt" style:font-style-asian="normal" style:font-weight-asian="normal" style:font-name-complex="Times1" style:font-size-complex="12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paragraph-rsid="002ddbf1" fo:background-color="#ffffff" style:font-name-asian="Times1" style:font-size-asian="12pt" style:font-style-asian="normal" style:font-weight-asian="normal" style:font-name-complex="Times1" style:font-size-complex="12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paragraph-rsid="002fd3fc" fo:background-color="#ffffff" style:font-name-asian="Times1" style:font-size-asian="12pt" style:font-style-asian="normal" style:font-weight-asian="normal" style:font-name-complex="Times1" style:font-size-complex="12pt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paragraph-rsid="00318000" fo:background-color="#ffffff" style:font-name-asian="Times1" style:font-size-asian="12pt" style:font-style-asian="normal" style:font-weight-asian="normal" style:font-name-complex="Times1" style:font-size-complex="12pt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2ddbf1" officeooo:paragraph-rsid="002ddbf1" fo:background-color="#ffffff" style:font-name-asian="Times1" style:font-size-asian="12pt" style:font-style-asian="normal" style:font-weight-asian="normal" style:font-name-complex="Times1" style:font-size-complex="12pt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267445" officeooo:paragraph-rsid="00267445" fo:background-color="#ffffff" style:font-name-asian="Times1" style:font-size-asian="12pt" style:font-style-asian="normal" style:font-weight-asian="normal" style:font-name-complex="Times1" style:font-size-complex="12pt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26983e" officeooo:paragraph-rsid="0026983e" fo:background-color="#ffffff" style:font-name-asian="Times1" style:font-size-asian="12pt" style:font-style-asian="normal" style:font-weight-asian="normal" style:font-name-complex="Times1" style:font-size-complex="12pt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26ebb1" officeooo:paragraph-rsid="0026ebb1" fo:background-color="#ffffff" style:font-name-asian="Times1" style:font-size-asian="12pt" style:font-style-asian="normal" style:font-weight-asian="normal" style:font-name-complex="Times1" style:font-size-complex="12pt"/>
    </style:style>
    <style:style style:name="P2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2917f0" officeooo:paragraph-rsid="002917f0" fo:background-color="#ffffff" style:font-name-asian="Times1" style:font-size-asian="12pt" style:font-style-asian="normal" style:font-weight-asian="normal" style:font-name-complex="Times1" style:font-size-complex="12pt"/>
    </style:style>
    <style:style style:name="P2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2a5a8c" officeooo:paragraph-rsid="002a5a8c" fo:background-color="#ffffff" style:font-name-asian="Times1" style:font-size-asian="12pt" style:font-style-asian="normal" style:font-weight-asian="normal" style:font-name-complex="Times1" style:font-size-complex="12pt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2ddbf1" officeooo:paragraph-rsid="002ddbf1" fo:background-color="#ffffff" style:font-name-asian="Times1" style:font-size-asian="12pt" style:font-style-asian="normal" style:font-weight-asian="normal" style:font-name-complex="Times1" style:font-size-complex="12pt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2fc84c" officeooo:paragraph-rsid="002fc84c" fo:background-color="#ffffff" style:font-name-asian="Times1" style:font-size-asian="12pt" style:font-style-asian="normal" style:font-weight-asian="normal" style:font-name-complex="Times1" style:font-size-complex="12pt"/>
    </style:style>
    <style:style style:name="P26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paragraph-rsid="00318000" fo:background-color="#ffffff" style:font-name-asian="Times1" style:font-size-asian="12pt" style:font-style-asian="normal" style:font-weight-asian="normal" style:font-name-complex="Times1" style:font-size-complex="12pt"/>
    </style:style>
    <style:style style:name="P27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paragraph-rsid="0032c4e5" fo:background-color="#ffffff" style:font-name-asian="Times1" style:font-size-asian="12pt" style:font-style-asian="normal" style:font-weight-asian="normal" style:font-name-complex="Times1" style:font-size-complex="12pt"/>
    </style:style>
    <style:style style:name="P28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29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paragraph-rsid="002917f0" fo:background-color="#ffffff" style:font-name-asian="Times1" style:font-size-asian="12pt" style:font-style-asian="normal" style:font-weight-asian="normal" style:font-name-complex="Times1" style:font-size-complex="12pt"/>
    </style:style>
    <style:style style:name="P30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reak-before="page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31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style:page-number="1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3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2a8e2c" officeooo:paragraph-rsid="002a8e2c" fo:background-color="#ffffff" style:font-name-asian="Times1" style:font-size-asian="12pt" style:font-style-asian="normal" style:font-weight-asian="normal" style:font-name-complex="Times1" style:font-size-complex="12pt"/>
    </style:style>
    <style:style style:name="P3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2fd3fc" officeooo:paragraph-rsid="002fd3fc" fo:background-color="#ffffff" style:font-name-asian="Times1" style:font-size-asian="12pt" style:font-style-asian="normal" style:font-weight-asian="normal" style:font-name-complex="Times1" style:font-size-complex="12pt"/>
    </style:style>
    <style:style style:name="T1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210873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21a957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229ff2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240ff8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267445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26983e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26ebb1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10" style:family="text">
      <style:text-properties fo:color="#800000"/>
    </style:style>
    <style:style style:name="T11" style:family="text">
      <style:text-properties fo:color="#800000" officeooo:rsid="002a5a8c"/>
    </style:style>
    <style:style style:name="T12" style:family="text">
      <style:text-properties fo:color="#800000" officeooo:rsid="002a8e2c"/>
    </style:style>
    <style:style style:name="T13" style:family="text">
      <style:text-properties fo:color="#800000" officeooo:rsid="002cb0b7"/>
    </style:style>
    <style:style style:name="T14" style:family="text">
      <style:text-properties fo:color="#800000" officeooo:rsid="002fd3fc"/>
    </style:style>
    <style:style style:name="T15" style:family="text">
      <style:text-properties fo:color="#800000" officeooo:rsid="00318000"/>
    </style:style>
    <style:style style:name="T16" style:family="text">
      <style:text-properties officeooo:rsid="002ddbf1"/>
    </style:style>
    <style:style style:name="T17" style:family="text">
      <style:text-properties officeooo:rsid="00318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{</text:p>
      <text:p text:style-name="P28">"address": {</text:p>
      <text:p text:style-name="P28">"building": "1007",</text:p>
      <text:p text:style-name="P28">"coord": [ ­73.856077, 40.848447 ],</text:p>
      <text:p text:style-name="P28">"street": "Morris Park Ave",</text:p>
      <text:p text:style-name="P28">"zipcode": "10462"</text:p>
      <text:p text:style-name="P28">},</text:p>
      <text:p text:style-name="P28">"borough": "Bronx",</text:p>
      <text:p text:style-name="P28">"cuisine": "Bakery",</text:p>
      <text:p text:style-name="P28">"grades": [</text:p>
      <text:p text:style-name="P28">{ "date": { "$date": 1393804800000 }, "grade": "A", "score": 2 },</text:p>
      <text:p text:style-name="P28">{ "date": { "$date": 1378857600000 }, "grade": "A", "score": 6 },</text:p>
      <text:p text:style-name="P28">{ "date": { "$date": 1358985600000 }, "grade": "A", "score": 10 },</text:p>
      <text:p text:style-name="P28">{ "date": { "$date": 1322006400000 }, "grade": "A", "score": 9 },</text:p>
      <text:p text:style-name="P28">{ "date": { "$date": 1299715200000 }, "grade": "B", "score": 14 }</text:p>
      <text:p text:style-name="P28">],</text:p>
      <text:p text:style-name="P28">"name": "Morris Park Bake Shop",</text:p>
      <text:p text:style-name="P28">"restaurant_id": "30075445"</text:p>
      <text:p text:style-name="P28">}</text:p>
      <text:p text:style-name="P28">1. Write a MongoDB query to display all the documents in the collection restaurants.</text:p>
      <text:p text:style-name="P8"><text:span text:style-name="T1"><text:tab/></text:span><text:span text:style-name="T2">db.getCollection('restaurant').find()</text:span></text:p>
      <text:p text:style-name="P28">2. Write a MongoDB query to display the fields restaurant_id, borough and cuisine, but</text:p>
      <text:p text:style-name="P28">exclude the field _id and name for all the documents in the collection restaurant.</text:p>
      <text:p text:style-name="P1"><text:span text:style-name="T1"><text:tab/></text:span><text:span text:style-name="T3">db.getCollection('restaurant').find({},{restaurant_id:1,borough:1,cuisine:1,_id:0})</text:span></text:p>
      <text:p text:style-name="P28">3.Write a MongoDB query to find the number of restaurant which is in the borough Abc.</text:p>
      <text:p text:style-name="P1"><text:span text:style-name="T1"><text:tab/></text:span><text:span text:style-name="T3">db.getCollection('restaurant').count({borough:"ABC"})</text:span></text:p>
      <text:p text:style-name="P30">4. Write a MongoDB query to display the first 4 restaurant which is in the borough</text:p>
      <text:p text:style-name="P28">Bronx.</text:p>
      <text:p text:style-name="P2"><text:span text:style-name="T1"><text:tab/></text:span><text:span text:style-name="T4">db.getCollection('restaurant').find({borough:"Bronx"}).limit(1)</text:span></text:p>
      <text:p text:style-name="P28">5. Write a MongoDB query to display the next 3 restaurants after skipping first 4 which</text:p>
      <text:p text:style-name="P28">are in the borough Bronx.</text:p>
      <text:p text:style-name="P2"><text:span text:style-name="T1"><text:tab/></text:span><text:span text:style-name="T4">db.getCollection('restaurant').find({borough:"Bronx"}).skip(1)</text:span></text:p>
      <text:p text:style-name="P10"/>
      <text:p text:style-name="P28">6. Write a MongoDB query to find the restaurants that achieved a score, less than 40</text:p>
      <text:p text:style-name="P28">but more than 10.</text:p>
      <text:p text:style-name="P3"><text:span text:style-name="T1"><text:tab/></text:span><text:span text:style-name="T5">db.getCollection('restaurant').find({'grades.score':{$gt:1,$lt:4}})</text:span></text:p>
      <text:p text:style-name="P28">7.Write a MongoDB query to find the restaurants which locates in latitude value greater</text:p>
      <text:p text:style-name="P28">than ­95.754168</text:p>
      <text:p text:style-name="P4"><text:span text:style-name="T1"><text:tab/></text:span><text:span text:style-name="T6">db.getCollection('restaurant').find({'address.coord':{$gt:50.754168}})</text:span></text:p>
      <text:p text:style-name="P11"><text:tab/></text:p>
      <text:p text:style-name="P28">8. Write a MongoDB query to find the restaurants that does not prepare any cuisine of</text:p>
      <text:p text:style-name="P28">'American' and their grade score more than 70 and longitude less than ­65.754168.</text:p>
      <text:p text:style-name="P5"><text:span text:style-name="T1"><text:tab/></text:span><text:span text:style-name="T7">db.getCollection('restaurant').find({$and :[{'address.coord':{$lt:65.754168},</text:span></text:p>
      <text:p text:style-name="P19"><text:tab/>'cuisine':{$ne:"American"},'grade.score':{$gt:70}}]})</text:p>
      <text:p text:style-name="P28">9. Write a MongoDB query to find the restaurants which does not prepare any cuisine of</text:p>
      <text:p text:style-name="P28">'American ' and achieved a grade point 'A' not belongs to the borough Brooklyn. The</text:p>
      <text:p text:style-name="P28">document must be displayed according to the cuisine in descending order.</text:p>
      <text:p text:style-name="P6"><text:span text:style-name="T1"><text:tab/></text:span><text:span text:style-name="T8">db.getCollection('restaurant').find({$and :[{'grades.grade':{$eq:"A"},</text:span></text:p>
      <text:p text:style-name="P20"><text:tab/>'cuisine':{$ne:"American"},'borough':{$ne:"Brooklyn"}}]}).sort({"cuisine":-1})</text:p>
      <text:p text:style-name="P28">10.Write a MongoDB query to find the restaurants which does not prepare any cuisine</text:p>
      <text:p text:style-name="P28">of 'American' and achieved a score more than 70 and not located in the longitude less</text:p>
      <text:p text:style-name="P28">than ­65.754168. Note : Do this query without using $and operator.</text:p>
      <text:p text:style-name="P7"><text:span text:style-name="T1"><text:tab/></text:span><text:span text:style-name="T9">db.getCollection('restaurant').find(</text:span></text:p>
      <text:p text:style-name="P21"><text:s text:c="36"/>{'grade.score':{$gt:10},</text:p>
      <text:p text:style-name="P21"><text:s text:c="36"/>'cuisine':{$ne:"American"},</text:p>
      <text:p text:style-name="P21"><text:s text:c="36"/>'address.coord':{$lt:65.754168}}</text:p>
      <text:p text:style-name="P9"><text:soft-page-break/><text:span text:style-name="T1"><text:s text:c="31"/></text:span><text:span text:style-name="T2"><text:s text:c="4"/>)</text:span></text:p>
      <text:p text:style-name="P28">11. Write a MongoDB query to find the restaurant Id, name, borough and cuisine for</text:p>
      <text:p text:style-name="P28">those restaurants which contains 'Wil' as first three letters for its name.</text:p>
      <text:p text:style-name="P11"/>
      <text:p text:style-name="P21">db.getCollection('restaurant').find(</text:p>
      <text:p text:style-name="P21"><text:s text:c="36"/>{name:{$regex:"Wil.*"}},</text:p>
      <text:p text:style-name="P21"><text:s text:c="36"/>{restaurant_id:1,name:1,borough:1,cuisine:1}</text:p>
      <text:p text:style-name="P21"><text:s text:c="32"/>)</text:p>
      <text:p text:style-name="P28">12. Write a MongoDB query to find the restaurant Id, name and grades for those</text:p>
      <text:p text:style-name="P29">restaurants which achieved a grade of "A" and scored 11 on an ISODate "2014­08­</text:p>
      <text:p text:style-name="P29">11T00:00:00Z" among many of survey dates..</text:p>
      <text:p text:style-name="P11"/>
      <text:p text:style-name="P22">db.getCollection('restaurant').find(</text:p>
      <text:p text:style-name="P22"><text:s text:c="36"/><text:tab/><text:tab/>{'grades.grade':"A",</text:p>
      <text:p text:style-name="P22"><text:tab/><text:tab/><text:tab/><text:tab/><text:tab/>'grades.score':{$eq:11},</text:p>
      <text:p text:style-name="P22"><text:tab/><text:tab/><text:tab/><text:tab/><text:tab/>'grades.date':ISODate("2011-03-10T00:00:00.000Z")},</text:p>
      <text:p text:style-name="P22"><text:s text:c="36"/><text:tab/> <text:s text:c="8"/>{restaurant_id:1,name:1,grades:1}</text:p>
      <text:p text:style-name="P22"><text:s text:c="32"/><text:tab/><text:tab/><text:tab/>)</text:p>
      <text:p text:style-name="P30">13. Write a MongoDB query to arranged the name of the cuisine in descending order</text:p>
      <text:p text:style-name="P28">and for those same cuisine borough should be in ascending order</text:p>
      <text:p text:style-name="P23">db.getCollection('restaurant').find(</text:p>
      <text:p text:style-name="P23"><text:s text:c="35"/>{}</text:p>
      <text:p text:style-name="P23"><text:s text:c="32"/>).sort({"cuisine":-1,"borough":1})</text:p>
      <text:p text:style-name="P28">14. Write a MongoDB query to know whether all the addresses contains the street or</text:p>
      <text:p text:style-name="P28">not.</text:p>
      <text:p text:style-name="P12"><text:tab/><text:span text:style-name="T11">db.restaurant.find( { 'address.street': { </text:span></text:p>
      <text:p text:style-name="P23"><text:s text:c="44"/>$exists: true </text:p>
      <text:p text:style-name="P23"><text:s text:c="41"/>} </text:p>
      <text:p text:style-name="P23"><text:s text:c="19"/>} )</text:p>
      <text:p text:style-name="P28">15.Write a MongoDB query which will select the restaurant Id, name and grades for</text:p>
      <text:p text:style-name="P28">those restaurants which returns 0 as a remainder after dividing the score by 5.</text:p>
      <text:p text:style-name="P13"><text:tab/><text:span text:style-name="T12">db.getCollection('restaurant').find(</text:span></text:p>
      <text:p text:style-name="P32"><text:tab/><text:tab/><text:tab/><text:tab/><text:tab/><text:tab/>{'grades.score':{$mod:[5,0]}},<text:tab/><text:tab/><text:tab/><text:tab/><text:tab/><text:tab/><text:tab/><text:tab/>{restaurant_id:1,name:1,grades:1}</text:p>
      <text:p text:style-name="P32"><text:tab/><text:tab/><text:tab/><text:tab/><text:tab/><text:tab/>)</text:p>
      <text:p text:style-name="P28">16. Write a mongo db query that returns cuisine wise restaurants.</text:p>
      <text:p text:style-name="P14"><text:tab/><text:span text:style-name="T13">db.getCollection('restaurant').find({}).sort({cuisine:1})</text:span></text:p>
      <text:p text:style-name="P28">17. Write a mongoDb query for calculating cuisine wise total and average budget(2</text:p>
      <text:p text:style-name="P28">queries..one for total and one for average).</text:p>
      <text:p text:style-name="P28">18. Write a mongodb query to get all the restaurants that has maximum revenue in their</text:p>
      <text:p text:style-name="P28">cuisine.</text:p>
      <text:p text:style-name="P11"><text:tab/></text:p>
      <text:p text:style-name="P28">19. Write a mongodb query to update to change the score to 60 where the score is 6.</text:p>
      <text:p text:style-name="P15"><text:tab/><text:span text:style-name="T16">db.restaurant.update( <text:s/></text:span></text:p>
      <text:p text:style-name="P18"><text:s text:c="24"/><text:span text:style-name="T10">{"grades": {$elemMatch: {</text:span></text:p>
      <text:p text:style-name="P24"><text:s text:c="32"/>"score": 6</text:p>
      <text:p text:style-name="P24"><text:s text:c="28"/>}</text:p>
      <text:p text:style-name="P24"><text:s text:c="28"/>}},</text:p>
      <text:p text:style-name="P24"><text:soft-page-break/><text:s text:c="28"/></text:p>
      <text:p text:style-name="P24"><text:s text:c="24"/>{ <text:s text:c="6"/></text:p>
      <text:p text:style-name="P24"><text:s text:c="28"/>$set:{'grades.$.score':60}},</text:p>
      <text:p text:style-name="P24"><text:s text:c="28"/>{</text:p>
      <text:p text:style-name="P24"><text:s text:c="32"/>multi:true</text:p>
      <text:p text:style-name="P24"><text:s text:c="28"/>}</text:p>
      <text:p text:style-name="P24"><text:s text:c="22"/></text:p>
      <text:p text:style-name="P24"><text:s text:c="20"/>)</text:p>
      <text:p text:style-name="P28">20. Create a seperate collection which includes restaurant id and revenue .Update</text:p>
      <text:p text:style-name="P28">revenue from that collection into this.</text:p>
      <text:p text:style-name="P11"><text:tab/></text:p>
      <text:p text:style-name="P28">21. Copy this collection to a different database named test and collection name copy</text:p>
      <text:p text:style-name="P28">and drop the current database.</text:p>
      <text:p text:style-name="P16"><text:tab/><text:span text:style-name="T14">mongoexport --db learning --collection restaurant --out restaurant.json –jsonArray</text:span></text:p>
      <text:p text:style-name="P33"><text:tab/>mongoimport --db test --collection copy --file restaurant.json --jsonArray</text:p>
      <text:p text:style-name="P25"><text:tab/>db.dropDatabase()</text:p>
      <text:p text:style-name="P28">22. Backup the earlier database and restore it in another one.</text:p>
      <text:p text:style-name="P17"><text:tab/><text:span text:style-name="T15">Backup : <text:s/>mongodump -d test -o ~/Desktop/test</text:span></text:p>
      <text:p text:style-name="P27"><text:tab/><text:span text:style-name="T17">restore : mongorestore -d newDatabase ~/Desktop/test/test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14:08:45.143570099</dc:date>
    <meta:editing-duration>PT8M5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5" meta:paragraph-count="119" meta:word-count="678" meta:character-count="6035" meta:non-whitespace-character-count="4558"/>
  </office:meta>
</office:document-meta>
</file>